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212000002EE841D82B1F57476B2.jpg" manifest:media-type="image/jpe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askerville Old Face" svg:font-family="'Baskerville Old Face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automatic-styles>
    <style:style style:name="P1" style:family="paragraph" style:parent-style-name="Normal">
      <style:paragraph-properties fo:margin-top="0cm" fo:margin-bottom="0cm" loext:contextual-spacing="false" fo:text-align="justify" style:justify-single-word="false"/>
      <style:text-properties fo:color="#808080" style:font-name="Baskerville Old Face" fo:font-size="12pt" style:font-size-asian="12pt"/>
    </style:style>
    <style:style style:name="P2" style:family="paragraph" style:parent-style-name="Normal">
      <style:paragraph-properties fo:margin-top="0cm" fo:margin-bottom="0cm" loext:contextual-spacing="false" fo:text-align="justify" style:justify-single-word="false"/>
      <style:text-properties fo:color="#808080" style:font-name="Baskerville Old Face" fo:font-size="12pt" officeooo:paragraph-rsid="00133577" style:font-size-asian="12pt"/>
    </style:style>
    <style:style style:name="P3" style:family="paragraph" style:parent-style-name="Normal">
      <style:paragraph-properties fo:margin-top="0cm" fo:margin-bottom="0cm" loext:contextual-spacing="false" fo:text-align="justify" style:justify-single-word="false"/>
      <style:text-properties fo:color="#808080" style:font-name="Baskerville Old Face" fo:font-size="12pt" officeooo:rsid="000a5f6d" officeooo:paragraph-rsid="000a5f6d" style:font-size-asian="12pt"/>
    </style:style>
    <style:style style:name="P4" style:family="paragraph" style:parent-style-name="Normal">
      <style:paragraph-properties fo:margin-top="0cm" fo:margin-bottom="0cm" loext:contextual-spacing="false" fo:line-height="100%" fo:text-align="justify" style:justify-single-word="false"/>
      <style:text-properties fo:color="#808080" style:font-name="Baskerville Old Face" fo:font-size="12pt" style:font-size-asian="12pt"/>
    </style:style>
    <style:style style:name="P5" style:family="paragraph" style:parent-style-name="Normal">
      <style:paragraph-properties fo:margin-top="0cm" fo:margin-bottom="0cm" loext:contextual-spacing="false" fo:text-align="justify" style:justify-single-word="false"/>
    </style:style>
    <style:style style:name="P6" style:family="paragraph" style:parent-style-name="Normal">
      <style:text-properties fo:color="#808080" style:font-name="Baskerville Old Face" fo:font-size="12pt" style:font-size-asian="12pt" style:language-asian="es" style:country-asian="ES"/>
    </style:style>
    <style:style style:name="P7" style:family="paragraph" style:parent-style-name="Normal" style:master-page-name="MP0">
      <style:paragraph-properties style:page-number="auto" fo:break-before="page"/>
      <style:text-properties fo:color="#808080" style:font-name="Baskerville Old Face" fo:font-size="12pt" style:font-size-asian="12pt" style:language-asian="es" style:country-asian="ES"/>
    </style:style>
    <style:style style:name="T1" style:family="text">
      <style:text-properties style:language-asian="es" style:country-asian="ES"/>
    </style:style>
    <style:style style:name="T2" style:family="text">
      <style:text-properties fo:color="#808080" style:font-name="Baskerville Old Face" fo:font-size="12pt" style:font-size-asian="12pt"/>
    </style:style>
    <style:style style:name="T3" style:family="text">
      <style:text-properties officeooo:rsid="000c0116"/>
    </style:style>
    <style:style style:name="T4" style:family="text">
      <style:text-properties officeooo:rsid="000dc9ec"/>
    </style:style>
    <style:style style:name="T5" style:family="text">
      <style:text-properties officeooo:rsid="000f3701"/>
    </style:style>
    <style:style style:name="T6" style:family="text">
      <style:text-properties officeooo:rsid="000f5035"/>
    </style:style>
    <style:style style:name="T7" style:family="text">
      <style:text-properties officeooo:rsid="000faca4"/>
    </style:style>
    <style:style style:name="T8" style:family="text">
      <style:text-properties officeooo:rsid="00133577"/>
    </style:style>
    <style:style style:name="T9" style:family="text">
      <style:text-properties officeooo:rsid="0014a072"/>
    </style:style>
    <style:style style:name="T10" style:family="text">
      <style:text-properties officeooo:rsid="0015054b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draw:opacity="50%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1. </text:p>
      <text:p text:style-name="P6"/>
      <text:p text:style-name="P4">2. </text:p>
      <text:p text:style-name="P4">3. </text:p>
      <text:p text:style-name="P4">4. </text:p>
      <text:p text:style-name="P4"/>
      <text:p text:style-name="P1">5. <text:span text:style-name="T3">Esta mañana he ido al centro de recepción de cartas para ver cómo los pajes lo preparan.</text:span> </text:p>
      <text:p text:style-name="P1">6. </text:p>
      <text:p text:style-name="P1">7. </text:p>
      <text:p text:style-name="P3"/>
      <text:p text:style-name="P1">8. </text:p>
      <text:p text:style-name="P1">9. </text:p>
      <text:p text:style-name="P1">10. </text:p>
      <text:p text:style-name="P2">11. <text:span text:style-name="T8">mundo de los regalos!</text:span></text:p>
      <text:p text:style-name="P1"/>
      <text:p text:style-name="P1">12. <text:span text:style-name="T4">Este año, los tres reyes <text:s/>estamos muy orgullosos de ti por haberlo hecho tambien en</text:span> </text:p>
      <text:p text:style-name="P1">13. </text:p>
      <text:p text:style-name="P1">14. </text:p>
      <text:p text:style-name="P1"/>
      <text:p text:style-name="P1">15. <text:span text:style-name="T5">Ya sabes que en la noche de Reyes será muy larga para nosotros, y estaríamos muy</text:span> </text:p>
      <text:p text:style-name="P1">16. </text:p>
      <text:p text:style-name="P1">17.</text:p>
      <text:p text:style-name="P1"/>
      <text:p text:style-name="P1">18. <text:span text:style-name="T6">Bueno, debo volver a la fábrica y asegurarme de que tu iPhone X está listo y</text:span> </text:p>
      <text:p text:style-name="P1"><text:soft-page-break/>19. <text:span text:style-name="T10">Empaquetado. Por cierto</text:span> <text:s/><text:span text:style-name="T10">ya sabes que nuestra magia solo funciona mientras duermes.</text:span></text:p>
      <text:p text:style-name="P1">20. <text:span text:style-name="T9">¿verdad?</text:span></text:p>
      <text:p text:style-name="P1"/>
      <text:p text:style-name="P5"><text:span text:style-name="Fuente_20_de_20_párrafo_20_predeter."><text:span text:style-name="T2">21. 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askerville Old Face" svg:font-family="'Baskerville Old Face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6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s" fo:country="E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6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s" fo:country="E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Normal" style:class="text">
      <style:paragraph-properties fo:margin-top="0cm" fo:margin-bottom="0cm" loext:contextual-spacing="false" fo:line-height="100%"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Footer" style:family="paragraph" style:parent-style-name="Normal" style:class="extra">
      <style:paragraph-properties fo:margin-top="0cm" fo:margin-bottom="0cm" loext:contextual-spacing="false" fo:line-height="100%"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/>
    </style:style>
    <style:style style:name="Párrafo_20_de_20_lista" style:display-name="Párrafo de lista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uente_20_de_20_párrafo_20_predeter." style:display-name="Fuente de párrafo predeter." style:family="text"/>
    <style:style style:name="Encabezado_20_Car" style:display-name="Encabezado Car" style:family="text" style:parent-style-name="Fuente_20_de_20_párrafo_20_predeter."/>
    <style:style style:name="Pie_20_de_20_página_20_Car" style:display-name="Pie de página Car" style:family="text" style:parent-style-name="Fuente_20_de_20_párrafo_20_predeter.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T1" style:family="text">
      <style:text-properties style:language-asian="es" style:country-asian="ES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draw:opacity="50%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49cm" fo:margin-bottom="1.249cm" fo:margin-left="3cm" fo:margin-right="3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5.754cm" fo:margin-left="0cm" fo:margin-right="0cm" fo:margin-bottom="0cm" style:dynamic-spacing="true"/>
      </style:header-style>
      <style:footer-style>
        <style:header-footer-properties fo:min-height="6.253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ing"><draw:frame draw:style-name="Mfr1" draw:name="Imagen 20" text:anchor-type="paragraph" svg:x="-2.26cm" svg:y="-0.57cm" svg:width="19.447cm" style:rel-width="scale" svg:height="27.518cm" style:rel-height="scale" draw:z-index="1"><draw:image xlink:href="Pictures/1000000000000212000002EE841D82B1F57476B2.jpg" xlink:type="simple" xlink:show="embed" xlink:actuate="onLoad"/></draw:frame><text:span text:style-name="Fuente_20_de_20_párrafo_20_predeter."><text:span text:style-name="MT1"/></text:span>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title/>
    <dc:description/>
    <dc:subject/>
    <meta:initial-creator>David</meta:initial-creator>
    <meta:creation-date>2017-11-19T10:05:00Z</meta:creation-date>
    <dc:date>2017-11-20T09:53:14.677270553</dc:date>
    <meta:editing-cycles>15</meta:editing-cycles>
    <meta:editing-duration>PT8H5M42S</meta:editing-duration>
    <meta:document-statistic meta:table-count="0" meta:image-count="1" meta:object-count="0" meta:page-count="2" meta:paragraph-count="21" meta:word-count="102" meta:character-count="517" meta:non-whitespace-character-count="417"/>
    <meta:template xlink:type="simple" xlink:actuate="onRequest" xlink:title="" xlink:href="Normal.dotm"/>
  </office:meta>
</office:document-meta>
</file>